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91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HOLZVERGASER <text:s/>Anlage Steueru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Reaktorsteuerung</text:p>
          </table:table-cell>
          <table:table-cell/>
          <table:table-cell office:value-type="string">
            <text:p>Arduino 1</text:p>
          </table:table-cell>
          <table:table-cell/>
          <table:table-cell office:value-type="string">
            <text:p>Opticontrol</text:p>
          </table:table-cell>
          <table:table-cell office:value-type="string">
            <text:p>Logo 1 <text:s/>in</text:p>
          </table:table-cell>
          <table:table-cell table:number-columns-repeated="4"/>
          <table:table-cell office:value-type="string">
            <text:p>Arduino 1 out</text:p>
          </table:table-cell>
          <table:table-cell office:value-type="string">
            <text:p>Opticontrol</text:p>
          </table:table-cell>
          <table:table-cell office:value-type="string">
            <text:p>Logo 1 out</text:p>
          </table:table-cell>
          <table:table-cell office:value-type="string">
            <text:p>Ziel</text:p>
          </table:table-cell>
        </table:table-row>
        <table:table-row table:style-name="ro1">
          <table:table-cell/>
          <table:table-cell office:value-type="string">
            <text:p>Sensoren <text:s text:c="5"/></text:p>
          </table:table-cell>
          <table:table-cell office:value-type="string">
            <text:p>Analog</text:p>
          </table:table-cell>
          <table:table-cell office:value-type="string">
            <text:p>Digital</text:p>
          </table:table-cell>
          <table:table-cell table:number-columns-repeated="3"/>
          <table:table-cell office:value-type="string">
            <text:p>Aktoren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>
            <text:p>Not Aus (alles Rücksetzen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7" office:value-type="string">
            <text:p>Bunkerrührwe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tart Taste Reakto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örderschneke <text:s/>Vorwä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top Taste ( regulär Stoppen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örderschneke Rückrwä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mp Reaktor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chleusenantrie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mp Gasaustrit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Unterdruck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Raumlüftung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Füllstand Reaktor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Fackelzündung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Füllstand Schleuse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üllstand Asche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>
            <text:p>Temp Gasfilter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tockerschneke Vorwärts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Ueberstrom Rührwerk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tokerschneke Rückwärts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Ueberstrom Austrag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Ueberstrom Stocker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Rüttl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mp Autragkanal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Anfachgeblä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Temp Schleus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Reaktorzündu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okerüberwachung U/m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Gaskühler Pump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Austragüberwachung U/m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euermelder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2 Melder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1" office:value-type="string">
            <text:p>BHKW-Steuerung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Temp Motor V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Generator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Temp Sp unten od Rücklau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Temp wt Speicher mitte 120 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Anlasser</text:p>
          </table:table-cell>
          <table:table-cell table:number-columns-repeated="4"/>
          <table:table-cell table:number-columns-repeated="2"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Motor starten (anfachen aus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 Gaseintri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tern Dreieck Starter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Druckabfall Kühlwasse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>
            <text:p>Temp Abgas wt 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Gasmischer auf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table:style-name="ce5" office:value-type="string">
            <text:p>Temperatur Gaskühl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Oeldruk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Gasmischer zu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elmangel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Pumpe nach Puffer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Abgas Temp vor Kam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Pumpe Vorwärmen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U/ Min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pumpe Abgas wt Motor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Netzüberwachung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Lüftungsklappe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string">
            <text:p>Lambdasonde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Vent Raumlüftung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Temp Gen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Ueberstrom Gen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eistung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Schalter Brandschutztüre 1</text:p>
          </table:table-cell>
          <table:table-cell office:value-type="string">
            <text:p><text:s text:c="10"/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chalter Brandschutztüre 2</text:p>
          </table:table-cell>
          <table:table-cell office:value-type="string">
            <text:p><text:s text:c="10"/>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ehler Reaktor Brennstoffzufuh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aumtemperatu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 Alarm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Schnitzel Trocknung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rduino 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>
            <text:p>Temp Speicher</text:p>
          </table:table-cell>
          <table:table-cell table:style-name="ce6"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euchtesensor Hackschnitzel</text:p>
          </table:table-cell>
          <table:table-cell table:style-name="ce6"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euchtesensor ueber Schnitzel</text:p>
          </table:table-cell>
          <table:table-cell table:style-name="ce6"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mperatur Unterlagsboden</text:p>
          </table:table-cell>
          <table:table-cell office:value-type="string">
            <text:p><text:s/></text:p>
          </table:table-cell>
          <table:table-cell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 Vorlauf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 Rücklauf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>
            <text:p>Temp Lufteintrit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Temp nach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Temp Luftaustrit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rduino 2 out</text:p>
          </table:table-cell>
          <table:table-cell office:value-type="string">
            <text:p>Opticontr</text:p>
          </table:table-cell>
          <table:table-cell office:value-type="string">
            <text:p>Logo 2 out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>
            <text:p>ou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mwälzpumpe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ischventil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ntilator Zuluft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ntilator Fortluft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.01.2013</text:date>, <text:time>14:3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22:20:34.50</meta:creation-date>
    <dc:date>2013-01-29T14:38:31.31</dc:date>
    <meta:editing-duration>PT5H12M17S</meta:editing-duration>
    <meta:editing-cycles>24</meta:editing-cycles>
    <meta:generator>LibreOffice/3.4$Win32 LibreOffice_project/340m1$Build-402</meta:generator>
    <meta:document-statistic meta:table-count="3" meta:cell-count="186" meta:object-count="0"/>
  </office:meta>
</office:document-meta>
</file>